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54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oneyRaised</text:p>
          </table:table-cell>
          <table:table-cell office:value-type="string" calcext:value-type="string">
            <text:p>clicksToGrowBase</text:p>
          </table:table-cell>
          <table:table-cell office:value-type="string" calcext:value-type="string">
            <text:p>probability weight</text:p>
          </table:table-cell>
          <table:table-cell office:value-type="string" calcext:value-type="string">
            <text:p>prob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 see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 se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formula="of:=([.D3]/[.$D$25])*100" office:value-type="float" office:value="12.4378109452736" calcext:value-type="float">
            <text:p>12.4378109452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seed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table:formula="of:=([.D4]/[.$D$25])*100" office:value-type="float" office:value="11.4427860696517" calcext:value-type="float">
            <text:p>11.4427860696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flower seed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table:formula="of:=([.D5]/[.$D$25])*100" office:value-type="float" office:value="10.9452736318408" calcext:value-type="float">
            <text:p>10.9452736318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kin seed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table:formula="of:=([.D6]/[.$D$25])*100" office:value-type="float" office:value="10.4477611940299" calcext:value-type="float">
            <text:p>10.4477611940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t seed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formula="of:=([.D7]/[.$D$25])*100" office:value-type="float" office:value="9.95024875621891" calcext:value-type="float">
            <text:p>9.95024875621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wberry seed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80" calcext:value-type="float">
            <text:p>380</text:p>
          </table:table-cell>
          <table:table-cell table:formula="of:=([.D8]/[.$D$25])*100" office:value-type="float" office:value="9.45273631840796" calcext:value-type="float">
            <text:p>9.45273631840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ton seed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([.D9]/[.$D$25])*100" office:value-type="float" office:value="8.95522388059701" calcext:value-type="float">
            <text:p>8.95522388059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a bean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formula="of:=([.D10]/[.$D$25])*100" office:value-type="float" office:value="6.21890547263682" calcext:value-type="float">
            <text:p>6.21890547263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i berry seed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formula="of:=([.D11]/[.$D$25])*100" office:value-type="float" office:value="4.97512437810945" calcext:value-type="float">
            <text:p>4.97512437810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ivorous plant seed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formula="of:=([.D12]/[.$D$25])*100" office:value-type="float" office:value="3.73134328358209" calcext:value-type="float">
            <text:p>3.73134328358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e orchid seed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formula="of:=([.D13]/[.$D$25])*100" office:value-type="float" office:value="2.98507462686567" calcext:value-type="float">
            <text:p>2.98507462686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escent mushroom seed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([.D14]/[.$D$25])*100" office:value-type="float" office:value="2.48756218905473" calcext:value-type="float">
            <text:p>2.48756218905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red bamboo seed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([.D15]/[.$D$25])*100" office:value-type="float" office:value="1.99004975124378" calcext:value-type="float">
            <text:p>1.99004975124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nnium palm tree seed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formula="of:=([.D16]/[.$D$25])*100" office:value-type="float" office:value="1.49253731343284" calcext:value-type="float">
            <text:p>1.49253731343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stial lotus seed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([.D17]/[.$D$25])*100" office:value-type="float" office:value="0.995024875621891" calcext:value-type="float">
            <text:p>0.995024875621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ernal rose seed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formula="of:=([.D18]/[.$D$25])*100" office:value-type="float" office:value="0.746268656716418" calcext:value-type="float">
            <text:p>0.746268656716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l hemp seed</text:p>
          </table:table-cell>
          <table:table-cell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formula="of:=([.D19]/[.$D$25])*100" office:value-type="float" office:value="0.497512437810945" calcext:value-type="float">
            <text:p>0.497512437810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tree seed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([.D20]/[.$D$25])*100" office:value-type="float" office:value="0.248756218905473" calcext:value-type="float">
            <text:p>0.248756218905473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weights</text:p>
          </table:table-cell>
          <table:table-cell table:formula="of:=SUM([.D3:.D20])" office:value-type="float" office:value="4020" calcext:value-type="float">
            <text:p>40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3:49:44.663631162</meta:creation-date>
    <dc:date>2025-06-07T16:37:33.230855181</dc:date>
    <meta:editing-duration>PT54M5S</meta:editing-duration>
    <meta:editing-cycles>2</meta:editing-cycles>
    <meta:generator>LibreOffice/24.2.7.2$Linux_X86_64 LibreOffice_project/420$Build-2</meta:generator>
    <meta:document-statistic meta:table-count="1" meta:cell-count="100" meta:object-count="0"/>
    <meta:user-defined meta:name=""/>
  </office:meta>
</office:document-meta>
</file>